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sim</mtext>
            <mrow>
              <mrow>
                <mo stretchy="false">(</mo>
                <mrow>
                  <mi>q</mi>
                  <mi>,</mi>
                  <mi>t</mi>
                </mrow>
                <mo stretchy="false">)</mo>
              </mrow>
              <mo stretchy="false">=</mo>
              <mfrac>
                <mrow>
                  <mrow>
                    <mover accent="true">
                      <mi>q</mi>
                      <mo stretchy="false">⃗</mo>
                    </mover>
                    <mo stretchy="false">⋅</mo>
                    <mover accent="true">
                      <mi>t</mi>
                      <mo stretchy="false">⃗</mo>
                    </mover>
                  </mrow>
                </mrow>
                <mrow>
                  <mrow>
                    <mo stretchy="false">(</mo>
                    <mrow>
                      <mi/>
                      <mrow>
                        <mrow>
                          <mo stretchy="false">∣</mo>
                          <mrow>
                            <mover accent="true">
                              <mi>q</mi>
                              <mo stretchy="false">⃗</mo>
                            </mover>
                          </mrow>
                          <mo stretchy="false">∣</mo>
                        </mrow>
                        <mo stretchy="false">⋅</mo>
                        <mrow>
                          <mo stretchy="false">∣</mo>
                          <mrow>
                            <mover accent="true">
                              <mi>t</mi>
                              <mo stretchy="false">⃗</mo>
                            </mover>
                          </mrow>
                          <mo stretchy="false">∣</mo>
                        </mrow>
                      </mrow>
                      <mi/>
                    </mrow>
                    <mo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text>sim</mtext>
            <mrow>
              <mrow>
                <mo stretchy="false">(</mo>
                <mrow>
                  <mi>q</mi>
                  <mi>,</mi>
                  <mi>t</mi>
                </mrow>
                <mo stretchy="false">)</mo>
              </mrow>
              <mo stretchy="false">=</mo>
              <mfrac>
                <mrow>
                  <mrow>
                    <mrow>
                      <munderover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row>
                          <mi>N</mi>
                        </mrow>
                      </munderover>
                      <msub>
                        <mi>Q</mi>
                        <mrow>
                          <mi mathvariant="italic">ai</mi>
                        </mrow>
                      </msub>
                    </mrow>
                    <mo stretchy="false">⋅</mo>
                    <msub>
                      <mi>T</mi>
                      <mrow>
                        <mi mathvariant="italic">ai</mi>
                      </mrow>
                    </msub>
                  </mrow>
                </mrow>
                <mrow>
                  <msqrt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i>N</mi>
                          </mrow>
                        </munderover>
                        <msubsup>
                          <mi>Q</mi>
                          <mrow>
                            <mi mathvariant="italic">ai</mi>
                          </mrow>
                          <mrow>
                            <mn>2</mn>
                          </mrow>
                        </msubsup>
                      </mrow>
                    </mrow>
                  </msqrt>
                  <mrow>
                    <mi/>
                    <mo stretchy="false">⋅</mo>
                    <mi/>
                  </mrow>
                  <msqrt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i>N</mi>
                          </mrow>
                        </munderover>
                        <msubsup>
                          <mi>T</mi>
                          <mrow>
                            <mi mathvariant="italic">ai</mi>
                          </mrow>
                          <mrow>
                            <mn>2</mn>
                          </mrow>
                        </msubsup>
                      </mrow>
                    </mrow>
                  </msqrt>
                </mrow>
              </mfrac>
            </mrow>
          </mrow>
        </mtd>
      </mtr>
    </mtable>
    <annotation encoding="StarMath 5.0">"sim"(q,t) = {vec q cdot vec t} over { ( ` lline vec q rline cdot lline vec t rline ` )}

newline
newline

"sim"(q,t) = { sum from{i=1} to{N} Q_{ai} cdot T_{ai} } over { sqrt{sum from {i=1} to{N}  Q^{2}_{ai} } ` cdot `sqrt{sum from {i=1} to{N}  T^{2}_{ai} 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22:14:48.15</meta:creation-date>
    <meta:generator>LibreOffice/4.0.1.2$Windows_x86 LibreOffice_project/84102822e3d61eb989ddd325abf1ac077904985</meta:generator>
  </office:meta>
</office:document-meta>
</file>